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d8c1" officeooo:paragraph-rsid="0002d8c1"/>
    </style:style>
    <style:style style:name="P2" style:family="paragraph" style:parent-style-name="Standard">
      <style:text-properties officeooo:rsid="0002d8c1" officeooo:paragraph-rsid="0002d8c1"/>
    </style:style>
    <style:style style:name="P3" style:family="paragraph" style:parent-style-name="Standard">
      <style:text-properties officeooo:rsid="00042e2c" officeooo:paragraph-rsid="00042e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he International Space Station</text:p>
      <text:p text:style-name="P1">The International Space Station (ISS), the most complex and expensive structure that has ever been launched and built in space, is expected to be a permanent off-planet extension 1 of human civilization. When completed, it will be a multi-room hotel and research facility orbiting the Earth every 90 minutes. By that time, resupply and assembly flight by shuttles or rockets will have be-</text:p>
      <text:p text:style-name="P1">come routine. The Russians and Americans are partners in this international enterprise. The three-person multinational crews will be alsonately composed of two Americans and one Russian followed by a Russian majority. Later a six or seven-person cre will occupy the station. Some astronauts may stay on the ISS up to 187 days, but there are no plans yet for longer missions. The official life expectancy of the station itself is 10 years, but it should last much longer. Five times the size of the Russian space station Mir, the ISS will be one of the biggest objects in the night sky, looking like a supersize Lego set 2, almost as long as a football field. Only the Moon and Venus will be bigger and more visible. The fifth-generation station's complexity is as awesome3 as its size. Built by a partnership of 16 nations, the ISS will consist of 36 modules and hundreds of individual elements that come from all over the world. The station involves the most technologically advanced nations --- Russia, the United States, Canada, Japan, Brazil, and 11 European nations. There will be many interconnected parts from so many countries that it would be impossible to predict how they would interact.</text:p>
      <text:p text:style-name="P1">Hence, it is very important that all of these elements made by different suppliers should fit together properly and work exactly as planned. But even if all the parts fitted perfectly, the assembly process itself in orbit would be risky. The space station is flown while it is being constructed and each new building block added might change the way the station behaves in flight, which could result in serious trouble. The ISS may be the world's most ambitious engineering project in history, but it could not have been realized without previous extensive experience in operating the Russian Mir space station. Mir was a great achievement. Russia learned how to build and maintain complex structures in space. Mir also gave citizens of more that a dozen countries their first opportunity to explore space. It should be noted that Mir has proved to be the perfect training ground for the ISS. For more than a decade, at least two humans were always in low Earth orbit. That is why it was planned that Russia would supply and deliver 12 modules for the future station, each being a key module among its 36 ones. They are: the basic power module, the control, the life support, the service modules and others. What is the purpose of the ISS? It is a political program as well as a science program. This program is no longer only about conducting scientific investigations in the absence of gravity, or about learning how to build a massive project weighing 400 tons in orbit, or about establishing the base for a future trip to Mars. The ISS is more than merely the next great adventure of the space age. It is also about promoting international cooperation and creating thousands of peacetime jobs for highly skilled workers and engineers. The implementation of the broad international program would require more than $40 billion. Some space experts would like to attract commercial users such as, e.g., biotechnology companies in order that the cost of the station should be lowered. And some specialists have even suggested that the station be used for advertising and Hollywood filmmaking.</text:p>
      <text:p text:style-name="P1"/>
      <text:p text:style-name="P1"/>
      <text:p text:style-name="P1">Международная Космическая Станция</text:p>
      <text:p text:style-name="P1">Ожидается, что Международная космическая станция (МКС), самое сложное и дорогостоящее сооружение, которое когда-либо запускалось и строилось в космосе, станет постоянным внепланетным продолжением 1 человеческой цивилизации. Когда он будет завершен, это будет многокомнатный отель и исследовательский центр, вращающийся вокруг Земли каждые 90 минут. К этому времени, полет снабжения и агрегата челноками или ракетами будет иметь-</text:p>
      <text:p text:style-name="P1">приходите по заведенному порядку. Русские и американцы-партнеры в этом международном предприятии. Многонациональные экипажи из трех человек будут состоять из двух <text:soft-page-break/>американцев и одного русского, за которыми последует русское большинство. Позже станцию займет кре из шести или семи человек. Некоторые астронавты могут оставаться на МКС до 187 дней, но пока нет планов на более длительные миссии. Официальная продолжительность жизни самой станции составляет 10 лет, но она должна длиться гораздо дольше. В пять раз больше российской космической станции "Мир", МКС станет одним из самых больших объектов в ночном небе, похожим на сверхразмерный Lego set 2, длиной почти с футбольное поле. Только Луна и Венера будут больше и заметнее. Сложность станции пятого поколения так же удивительна, как и ее размеры. Построенная на основе партнерства 16 стран, МКС будет состоять из 36 модулей и сотен отдельных элементов, которые поступают со всего мира. В состав станции входят наиболее технологически развитые страны-Россия, США, Канада, Япония, Бразилия и 11 европейских стран. Будет много взаимосвязанных частей из такого количества стран, что невозможно будет предсказать, как они будут взаимодействовать.</text:p>
      <text:p text:style-name="P1">Поэтому очень важно, чтобы все эти элементы, изготовленные различными поставщиками, надлежащим образом подходили друг к другу и работали в соответствии с планом. Но даже если все детали подойдут идеально, сам процесс сборки на орбите будет рискованным. Космическая станция летает во время ее строительства, и каждый новый добавленный строительный блок может изменить поведение станции в полете, что может привести к серьезным проблемам. МКС может быть самым амбициозным инженерным проектом в мире в истории, но он не мог бы быть реализован без предшествующего обширного опыта эксплуатации российской космической станции "Мир". Мир был большим достижением. Россия научилась строить и поддерживать сложные структуры в пространстве. Мир также дал гражданам более десятка стран первую возможность исследовать космос. Следует отметить, что " мир " зарекомендовал себя как идеальный полигон для МКС. Более десяти лет по меньшей мере два человека находились на низкой околоземной орбите. Именно поэтому планировалось, что Россия поставит и поставит 12 модулей для будущей станции,каждый из которых будет ключевым среди 36. Они являются следующими: основной модуль силы, управление, жизнеобеспечение, модули обслуживания и другие. Какова цель МКС? Это не только научная, но и политическая программа. Эта программа уже не только о проведении научных исследований в отсутствие гравитации, или о том, как построить массивный проект весом 400 тонн на орбите, или о создании базы для будущей поездки на Марс. МКС-это больше, чем просто следующее Большое приключение космической эры. Речь идет также о развитии международного сотрудничества и создании тысяч рабочих мест в мирное время для высококвалифицированных рабочих и инженеров. Реализация широкой международной программы потребует более 40 миллиардов долларов. Некоторые эксперты по космосу хотели бы привлечь коммерческих пользователей, например биотехнологические компании, с тем чтобы снизить стоимость станции. А некоторые специалисты даже предложили использовать станцию для рекламы и голливудского кинопроизводства.</text:p>
      <text:p text:style-name="P1"/>
      <text:p text:style-name="P1"/>
      <text:p text:style-name="P3">Рк12 модуль, слова, грамматика. Параграфы 36, 37, 38 и все записи. Упражнения 8, 9, 10 (письменно)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4:33:44.379635682</meta:creation-date>
    <dc:date>2019-05-07T17:18:43.703013006</dc:date>
    <meta:editing-duration>PT1H32M39S</meta:editing-duration>
    <meta:editing-cycles>2</meta:editing-cycles>
    <meta:generator>LibreOffice/5.1.6.2$Linux_X86_64 LibreOffice_project/10m0$Build-2</meta:generator>
    <meta:document-statistic meta:table-count="0" meta:image-count="0" meta:object-count="0" meta:page-count="2" meta:paragraph-count="9" meta:word-count="1147" meta:character-count="7530" meta:non-whitespace-character-count="6391"/>
  </office:meta>
</office:document-meta>
</file>